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style>
    <style:style style:name="P2" style:parent-style-name="Titre2" style:family="paragraph">
      <style:paragraph-properties fo:text-align="justify"/>
    </style:style>
    <style:style style:name="P3" style:parent-style-name="Textbody" style:family="paragraph">
      <style:paragraph-properties fo:text-align="justify"/>
    </style:style>
    <style:style style:name="T4" style:parent-style-name="Policepardéfaut" style:family="text">
      <style:text-properties style:text-position="super 66.6%"/>
    </style:style>
    <style:style style:name="P5" style:parent-style-name="Titre2"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itre2" style:family="paragraph">
      <style:paragraph-properties fo:text-align="justify"/>
    </style:style>
    <style:style style:name="P10" style:parent-style-name="Textbody" style:family="paragraph">
      <style:paragraph-properties fo:text-align="justify"/>
    </style:style>
    <style:style style:name="P11" style:parent-style-name="Titre2" style:family="paragraph">
      <style:paragraph-properties fo:text-align="justify"/>
    </style:style>
    <style:style style:name="P12" style:parent-style-name="Textbody" style:family="paragraph">
      <style:paragraph-properties fo:text-align="justify"/>
    </style:style>
    <style:style style:name="P13" style:parent-style-name="Textbody" style:family="paragraph">
      <style:paragraph-properties fo:text-align="justify"/>
    </style:style>
    <style:style style:name="P14" style:parent-style-name="Textbody" style:family="paragraph">
      <style:paragraph-properties fo:text-align="justify"/>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itre2"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extbody" style:family="paragraph">
      <style:paragraph-properties fo:text-align="justify"/>
    </style:style>
    <style:style style:name="P30" style:parent-style-name="Textbody" style:family="paragraph">
      <style:paragraph-properties fo:text-align="justify"/>
    </style:style>
    <style:style style:name="P31" style:parent-style-name="Titre2" style:family="paragraph">
      <style:paragraph-properties fo:text-align="justify"/>
    </style:style>
    <style:style style:name="P32" style:parent-style-name="Titre2"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Textbody" style:family="paragraph">
      <style:paragraph-properties fo:text-align="justify"/>
    </style:style>
    <style:style style:name="P41" style:parent-style-name="Textbody" style:family="paragraph">
      <style:paragraph-properties fo:text-align="justify"/>
    </style:style>
    <style:style style:name="P42" style:parent-style-name="Textbody" style:family="paragraph">
      <style:paragraph-properties fo:text-align="justify"/>
    </style:style>
    <style:style style:name="P43" style:parent-style-name="Textbody" style:family="paragraph">
      <style:paragraph-properties fo:text-align="justify"/>
    </style:style>
    <style:style style:name="P44" style:parent-style-name="Textbody" style:family="paragraph">
      <style:paragraph-properties fo:text-align="justify"/>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P47" style:parent-style-name="Textbody" style:family="paragraph">
      <style:paragraph-properties fo:text-align="justify"/>
    </style:style>
    <style:style style:name="P48" style:parent-style-name="Textbody" style:family="paragraph">
      <style:paragraph-properties fo:text-align="justify"/>
    </style:style>
    <style:style style:name="P49" style:parent-style-name="Textbody" style:family="paragraph">
      <style:paragraph-properties fo:text-align="justify"/>
    </style:style>
  </office:automatic-styles>
  <office:body>
    <office:text text:use-soft-page-breaks="true">
      <text:p text:style-name="P1">Who am I</text:p>
      <text:h text:style-name="P2" text:outline-level="2">Introduction</text:h>
      <text:p text:style-name="P3">To begin I will talk a bit about me. I’m Sacré Christopher. I was born the 25<text:span text:style-name="T4">th</text:span><text:s/>July 1997.</text:p>
      <text:h text:style-name="P5" text:outline-level="2">Family Origins</text:h>
      <text:p text:style-name="P6">My family came from Belgium.<text:s/>It<text:s/>is a bit more complicated, our family came from Wallonia (From the side of my grandfather), from Flanders (From the side of my grandmother) and from Brussels (From the side of my father).<text:s/>With time, a part of our family is gone in Spain and another in North-America. Although we don’t have any news from the American side of our family, we are in touch with the Spanish side of our family. Sometimes they even come to Belgium and in counterpart, we travel to Spain from time to times.</text:p>
      <text:p text:style-name="P7">The mother tongue of our family is French. But due to the living places of some of our family members some of us are also able to talk in Dutch, Spanish and English.</text:p>
      <text:p text:style-name="P8">To be honest I don’t know much about my father’s<text:s/>family.<text:s/>So,<text:s/>when I will mention “My Family” I will most of the time talk about my mother’s family.</text:p>
      <text:h text:style-name="P9" text:outline-level="2">Last name signification</text:h>
      <text:p text:style-name="P10">Our family name “Sacré” is mostly spread in Belgium (and a bit in France) and came from the French words “consacré” and “baptisé”.</text:p>
      <text:h text:style-name="P11" text:outline-level="2">Education</text:h>
      <text:p text:style-name="P12">There is not much to say about my elementary school, so I don’t want to disturb you with this part of my education.</text:p>
      <text:p text:style-name="P13">About my secondary school there is a bit more to say. I attend to the “Insitut Marie Immaculée Montjoie”. It was a small school in “Anderlecht” (and more precisely near Bizet square).</text:p>
      <text:p text:style-name="P14">There I have<text:s/>attended<text:s/>to the Math-Sciences division. I also follow Dutch immersion lessons during those six years (This means that a third of my lessons where in Dutch).</text:p>
      <text:p text:style-name="P15">In this division I had<text:s/>four<text:s/>hours<text:s/>per week dedicated to learning English. With this lesson I learned the basics of English such as introducing myself, speaking about food, talking about the history of the United Kingdom and writing a resume.</text:p>
      <text:p text:style-name="P16">High<text:s/>school was a boring part of my life.<text:s/>Of course,<text:s/>some lessons woke up some interested in me. During High School I had a passion for History (And<text:s/>for<text:s/>world war I and for world war II). But most of the courses don’t interested me and the days were long.</text:p>
      <text:p text:style-name="P17">But everything went fine<text:s/>and after six years in this school I have got my degree. Then came the big<text:s/>question:<text:s/>which studies to<text:s/>choose?<text:s/>Due to my lack of interest at High School I don’t wanted to continue<text:s/><text:soft-page-break/>in Math or in Science. Like I’ve said I liked<text:s/>History,<text:s/>but it was more a passion than a studies option. Then I remembered me the time passed to juggle with wire and with hardware pieces from my childhood and I choose to interest me about computer science.</text:p>
      <text:p text:style-name="P18">So,<text:s/>I went to the SIEP, I went to the open doors of each school which had<text:s/>a<text:s/>computer science division. <text:s/>At the end the most attractive was the “Institut Paul Lambin”.<text:s/>I<text:s/>don’t<text:s/>want<text:s/>to go the University because Masters don’t<text:s/>interest<text:s/>me, I choose to<text:s/>have<text:s/>the opportunity to end my studies after three years if I wanted. I<text:s/>don’t<text:s/>want<text:s/>to be stuck in<text:s/>a five-year study.</text:p>
      <text:p text:style-name="P19">I begin at the “Insitut Paul Lambin” in September 2015. At the begin it was difficult, I had never done programming before the IPL and I had to catch<text:s/>up my<text:s/>lateness. But months after months things were better, programming became at important part of my life. In<text:s/>fact,<text:s/>Computer Science woke up the passion inside of me.</text:p>
      <text:p text:style-name="P20">To be honest I don’t hate many of the IPL’s lessons. I found each part of this formation<text:s/>useful<text:s/>and<text:s/>mandatory to be a programmer. Even if some lessons are more course of general culture they are in fact<text:s/>interesting.</text:p>
      <text:p text:style-name="P21">If I had to choose one or two<text:s/>lessons<text:s/>to be my favorite. I will surly choose the courses within we can develop an application such as the “Projet d’Application<text:s/>d’Entreprise” course of previous year and the one of “Développement Web” of this year. With those courses I found that we can<text:s/>develop our self<text:s/>and learn many things (such as team working, new technologies learning, ...). We also can meet new people due to<text:s/>the obligation of working in team.</text:p>
      <text:p text:style-name="P22">In fact, those courses let us a bunch of liberty and of creativity. They push us into our last entrenchments and ask us to break our limits. They teach us how to work independently<text:s/>and how a real application<text:s/>is developed.</text:p>
      <text:h text:style-name="P23" text:outline-level="2">Internship</text:h>
      <text:p text:style-name="P24">For my internship, I will go to EASI. EASI is a medium sized company specialized in the development of Accounting programs and Mobile APP.<text:s/>The central seat of EASI is based near Nivelles.<text:s/>I met them at the 2016 Business Day of the IPL.<text:s/></text:p>
      <text:p text:style-name="P25">In fact, our first meeting was about the internship of the second year (It was an internship of two days during which we had to look and to learn how to work in a company, how works a company, what is the structure of a company, and a bunch of other things. Then we had to introduce our classmate about what we had seen/ learned).<text:s/></text:p>
      <text:p text:style-name="P26">So EASI was one of my goals for the internship of the second year. Unfortunately, due to the lack of time (EASI had only two months to made up the internship), the internship at EASI was not possible. After that I stay in touch with the HR employee who tried to give me this internship.</text:p>
      <text:p text:style-name="P27">Begin September I called him to see if a bigger internship was possible within the EASI’s offices. After a small phone talk, I was invited to pass a job interview to see if my drawbacks and my qualities were in<text:s/><text:soft-page-break/>adequacy with those of EASI. After this interview I take two tests to see if I was a good applicant for EASI.</text:p>
      <text:p text:style-name="P28">One week later, I had an interview (this time with the project manager) to see which project interest me the most. We also talk a bit about which programming languages I liked, about how are the courses at IPL and about how I see my career inside EASI or in another company.<text:s/></text:p>
      <text:p text:style-name="P29">At the end of this interview, the internship’s programming language was determined: my internship will be in C# (a Microsoft programming language). I will adapt one of their java program in an Office SharePoint plugin. Due to my inexperience in C# (I only have a course of two hours a week) the learning of C# will be one of my internship objective.<text:s/></text:p>
      <text:p text:style-name="P30">Even if we know in broad outlines the internship’s subject, EASI needs to choose on witch part of the projects I will be working. They are a bunch of plugins to adapt and due to that they<text:s/>must<text:s/>discuss on which plugin I will be working<text:s/>(Not a too easy one, not a too hard one, …).<text:s/>So, I’m now waiting from hearing from theirs to sign my internship proposal.</text:p>
      <text:h text:style-name="P31" text:outline-level="2">Me</text:h>
      <text:h text:style-name="P32" text:outline-level="2">Hobbies</text:h>
      <text:p text:style-name="P33">So,<text:s/>to talk a bit about my hobbies. I will begin with one of my extracurricular activities I had during elementary school. During elementary school so, I went to “L’école des arts d’Anderlecht” within I learned to draw, to paint, to sculpt, …<text:s/></text:p>
      <text:p text:style-name="P34"/>
      <text:p text:style-name="P35">I was in the multidisciplinary course and due to that I learned many ways to express my creativity. My favorites ones were drawing with pencils (I liked drawing landscapes, still life, …). And I was comfortable with motionless things.<text:s/></text:p>
      <text:p text:style-name="P36"/>
      <text:p text:style-name="P37">I was a bit more uncomfortable with portraits and with sculpting.<text:s/>In fact, you can ask yourself why I stayed in a multidisciplinary course if I liked drawing so much. It was due to the feeling of freedom that went with this course. I didn’t want to be stuck and to draw landscapes after landscapes. With this course, I learned new things at each lesson, I discover new ways of express myself and to enlarge my backgrounds about art.</text:p>
      <text:p text:style-name="P38"/>
      <text:p text:style-name="P39">I stop to go to those lessons when I was fifteen (After 8 years in that school). I have tested a bit of everything and my lessons at school began to take me time, so I rearrange my priorities.<text:s/></text:p>
      <text:p text:style-name="P40"/>
      <text:p text:style-name="P41">After that, I began to do a bit of sports. It was not a choice but an obligation. I explain myself during my years at IMMI I was in Dutch immersion. Due to my difficulties with Dutch and<text:s/>my drop of points. I was advised / forced to do an extracurricular activity in Dutch. So, my parents inscribe me to a judo club.</text:p>
      <text:p text:style-name="P42"/>
      <text:p text:style-name="P43">Even if I had no choice those lessons were funny and allow me to spend myself. I learned a lot at this judo club and for the first time of my live I found that sport isn’t that bad. I got my orange belt at this club. I sure will go further if I didn’t have an accident two years later.<text:s/>Me and my opponent felt badly,<text:s/><text:soft-page-break/>and my head was between the ground and my opponent.<text:s/>I had nothing broken<text:s/>after that,<text:s/>but I passed out for<text:s/>a few seconds. Now my hands are sometimes shaking due to this accident.</text:p>
      <text:p text:style-name="P44"/>
      <text:p text:style-name="P45">Since last year I do another sport with one of my classmate: climbing. We are doing this at the “Centre sportif de Woluwe” all Thursdays. <text:s/></text:p>
      <text:p text:style-name="P46"/>
      <text:p text:style-name="P47"/>
      <text:p text:style-name="P48"/>
      <text:p text:style-name="P49"><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itre6" style:display-name="Titre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itre7" style:display-name="Titre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itre8" style:display-name="Titre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itre9" style:display-name="Titre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ristopher Sacre</dc:creator>
    <meta:creation-date>2017-10-27T10:20:00Z</meta:creation-date>
    <dc:date>2017-11-07T00:17:00Z</dc:date>
    <meta:template xlink:href="Normal.dotm" xlink:type="simple"/>
    <meta:editing-cycles>3</meta:editing-cycles>
    <meta:editing-duration>PT7320S</meta:editing-duration>
    <meta:document-statistic meta:page-count="4" meta:paragraph-count="16" meta:word-count="1288" meta:character-count="8361" meta:row-count="59" meta:non-whitespace-character-count="7089"/>
  </office:meta>
</office:document-meta>
</file>